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833in"/>
    </style:style>
    <style:style style:name="Table1.B" style:family="table-column">
      <style:table-column-properties style:column-width="1.7736in"/>
    </style:style>
    <style:style style:name="Table1.C" style:family="table-column">
      <style:table-column-properties style:column-width="1.6403in"/>
    </style:style>
    <style:style style:name="Table1.D" style:family="table-column">
      <style:table-column-properties style:column-width="2.02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โค้ดที่คุณเขียนนี้ เก็บ <text:span text:style-name="Strong_20_Emphasis">token</text:span> ไว้ใน <text:span text:style-name="Strong_20_Emphasis">localStorage</text:span> ด้วย</text:p>
      <text:p text:style-name="P1"><text:span text:style-name="Source_20_Text">localStorage.setItem('token', token);</text:span></text:p>
      <text:p text:style-name="Text_20_body">แล้วก็เอามาใช้ตอนโหลดครั้งถัดไปด้วย</text:p>
      <text:p text:style-name="P1"><text:span text:style-name="Source_20_Text">const token = localStorage.getItem('token');</text:span></text:p>
      <text:p text:style-name="Horizontal_20_Line"/>
      <text:h text:style-name="Heading_20_3" text:outline-level="3">ข้อดีของการเก็บ token ใน localStorage</text:h>
      <text:list text:style-name="L1">
        <text:list-item>
          <text:p text:style-name="P2">ง่ายในการใช้งานและเข้าถึงจากฝั่ง client</text:p>
        </text:list-item>
        <text:list-item>
          <text:p text:style-name="P2">token จะอยู่ต่อแม้รีเฟรชหน้า (persistent)</text:p>
        </text:list-item>
        <text:list-item>
          <text:p text:style-name="P2">เหมาะกับการเก็บ token ที่ต้องการให้ user อยู่ในระบบต่อเนื่อง</text:p>
        </text:list-item>
      </text:list>
      <text:h text:style-name="Heading_20_3" text:outline-level="3">ข้อเสีย</text:h>
      <text:list text:style-name="L2">
        <text:list-item>
          <text:p text:style-name="P3">เสี่ยง <text:span text:style-name="Strong_20_Emphasis">XSS attack</text:span> (ถ้าเว็บโดนโจมตีแบบ Cross-Site Scripting โจรจะอ่าน localStorage ได้)</text:p>
        </text:list-item>
        <text:list-item>
          <text:p text:style-name="P3">token ไม่ถูกส่งอัตโนมัติใน header (ต้องแนบ Authorization เองทุกครั้ง)</text:p>
        </text:list-item>
      </text:list>
      <text:p text:style-name="Horizontal_20_Line"/>
      <text:h text:style-name="Heading_20_3" text:outline-level="3">ตัวเลือกอื่น ๆ ที่นิยมใช้เก็บ toke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วิธีเก็บ</text:p>
            </table:table-cell>
            <table:table-cell table:style-name="Table1.A1" office:value-type="string">
              <text:p text:style-name="Table_20_Heading">ข้อดี</text:p>
            </table:table-cell>
            <table:table-cell table:style-name="Table1.A1" office:value-type="string">
              <text:p text:style-name="Table_20_Heading">ข้อเสีย</text:p>
            </table:table-cell>
            <table:table-cell table:style-name="Table1.A1" office:value-type="string">
              <text:p text:style-name="Table_20_Heading">ควรใช้เมื่อ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ocalStorage</text:span></text:p>
          </table:table-cell>
          <table:table-cell table:style-name="Table1.A1" office:value-type="string">
            <text:p text:style-name="Table_20_Contents">เข้าถึงง่าย, persistent</text:p>
          </table:table-cell>
          <table:table-cell table:style-name="Table1.A1" office:value-type="string">
            <text:p text:style-name="Table_20_Contents">เสี่ยง XSS, ไม่ส่งอัตโนมัติใน header</text:p>
          </table:table-cell>
          <table:table-cell table:style-name="Table1.A1" office:value-type="string">
            <text:p text:style-name="Table_20_Contents">app SPA, แต่ต้องระวัง X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ssionStorage</text:span></text:p>
          </table:table-cell>
          <table:table-cell table:style-name="Table1.A1" office:value-type="string">
            <text:p text:style-name="Table_20_Contents">อยู่แค่ session, ลบเมื่อปิด tab/browser</text:p>
          </table:table-cell>
          <table:table-cell table:style-name="Table1.A1" office:value-type="string">
            <text:p text:style-name="Table_20_Contents">ไม่ persistent, เสี่ยง XSS เหมือนกัน</text:p>
          </table:table-cell>
          <table:table-cell table:style-name="Table1.A1" office:value-type="string">
            <text:p text:style-name="Table_20_Contents">app ที่ไม่ต้องการ session ยาว ๆ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ttpOnly Cookie</text:span></text:p>
          </table:table-cell>
          <table:table-cell table:style-name="Table1.A1" office:value-type="string">
            <text:p text:style-name="Table_20_Contents">ปลอดภัยจาก XSS, ส่งอัตโนมัติทุก request</text:p>
          </table:table-cell>
          <table:table-cell table:style-name="Table1.A1" office:value-type="string">
            <text:p text:style-name="Table_20_Contents">ต้องตั้งค่า cookie ให้ถูกต้อง, เสี่ยง CSRF</text:p>
          </table:table-cell>
          <table:table-cell table:style-name="Table1.A1" office:value-type="string">
            <text:p text:style-name="Table_20_Contents">app ที่เน้น security สูง, backend เป็น REST หรือ SS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-memory (ตัวแปรใน JS)</text:span></text:p>
          </table:table-cell>
          <table:table-cell table:style-name="Table1.A1" office:value-type="string">
            <text:p text:style-name="Table_20_Contents">ปลอดภัยสุดจากการโดน XSS, ไม่มี persistent</text:p>
          </table:table-cell>
          <table:table-cell table:style-name="Table1.A1" office:value-type="string">
            <text:p text:style-name="Table_20_Contents">หายเมื่อ reload page</text:p>
          </table:table-cell>
          <table:table-cell table:style-name="Table1.A1" office:value-type="string">
            <text:p text:style-name="Table_20_Contents">app ที่ต้องการความปลอดภัยสูงมาก, session สั้น</text:p>
          </table:table-cell>
        </table:table-row>
      </table:table>
      <text:p text:style-name="Horizontal_20_Line"/>
      <text:h text:style-name="Heading_20_3" text:outline-level="3">คำแนะนำสำหรับคุณ</text:h>
      <text:list text:style-name="L3">
        <text:list-item>
          <text:p text:style-name="P4">ถ้า app ของคุณเป็น SPA ใช้งานง่าย localStorage ก็ใช้ได้ดี</text:p>
        </text:list-item>
        <text:list-item>
          <text:p text:style-name="P4">แต่ถ้าต้องการความปลอดภัยสูง ควรพิจารณาเก็บ token ใน <text:span text:style-name="Strong_20_Emphasis">HttpOnly Secure Cookie</text:span> ที่ backend ตั้งค่าให้ (ต้อง backend รองรับ)</text:p>
        </text:list-item>
        <text:list-item>
          <text:p text:style-name="P4">หรือถ้าใช้ localStorage ก็ควรระวังเรื่อง XSS ให้ดี เช่น ใช้ Angular DomSanitizer, Content Security Policy (CSP) เข้มงวด</text:p>
        </text:list-item>
      </text:list>
      <text:p text:style-name="Horizontal_20_Line"/>
      <text:p text:style-name="Text_20_body"><text:soft-page-break/>ถ้าคุณสนใจ ผมช่วยแนะนำการใช้ HttpOnly cookie กับ Angular และ backend NestJS หรือ Express ได้ครับ หรือถ้าจะปรับให้ token อยู่ใน memory อย่างเดียว (แต่ต้อง login ใหม่ทุก reload) ก็บอกได้นะ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0:29:01.234763600</meta:creation-date>
    <dc:date>2025-06-26T00:33:45.084909800</dc:date>
    <meta:editing-duration>PT4M44S</meta:editing-duration>
    <meta:editing-cycles>1</meta:editing-cycles>
    <meta:document-statistic meta:table-count="1" meta:image-count="0" meta:object-count="0" meta:page-count="2" meta:paragraph-count="37" meta:word-count="726" meta:character-count="1368" meta:non-whitespace-character-count="1241"/>
    <meta:generator>LibreOffice/25.2.4.3$Windows_X86_64 LibreOffice_project/33e196637044ead23f5c3226cde09b47731f7e27</meta:generator>
  </office:meta>
</office:document-meta>
</file>